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ea726" officeooo:paragraph-rsid="000ea72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6"/>
      <text:p text:style-name="P16"/>
      <text:p text:style-name="P16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6"/>
      <text:p text:style-name="P16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6"/>
      <text:p text:style-name="P16"/>
      <text:p text:style-name="P16">Dimecres<text:tab/>27/09/23</text:p>
      <text:p text:style-name="P16"/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/>
      <text:p text:style-name="P12">Baixem al taller per fer pletina de 50 x 15 (per taquilles). </text:p>
      <text:p text:style-name="P16"/>
      <text:p text:style-name="P16">Dijous<text:tab/><text:tab/>28/09/23</text:p>
      <text:p text:style-name="P16"/>
      <text:p text:style-name="P15">Inventari taller 1 mecanitzat, cada alumne fa invetari del seu calaix.</text:p>
      <text:p text:style-name="P17"/>
      <text:p text:style-name="P13">Unitat1 – El puesto de trabajo</text:p>
      <text:p text:style-name="P13">Comentem <text:span text:style-name="T2">eines de subjecció: alicates.</text:span></text:p>
      <text:p text:style-name="P18"/>
      <text:p text:style-name="P18"/>
      <text:p text:style-name="P22">Dilluns<text:tab/><text:span text:style-name="T3">0</text:span>2/<text:span text:style-name="T3">10</text:span>/23</text:p>
      <text:p text:style-name="P19"/>
      <text:p text:style-name="P20">Unitat 1 El puesto de trabajo</text:p>
      <text:p text:style-name="P20">Comentem alicates para anillos seiger, regulables, mordazas, tornillo banco, herramientas de corte, herraminetas de percusión y de impacto.</text:p>
      <text:p text:style-name="P20"/>
      <text:p text:style-name="P20">Mirem vídeo explicatiu de com llimar.</text:p>
      <text:p text:style-name="P20"/>
      <text:p text:style-name="P21">Baixem al taller a continuar fent peces de 50 x 15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2T19:49:42.020704344</dc:date>
    <meta:editing-duration>PT10M52S</meta:editing-duration>
    <meta:editing-cycles>13</meta:editing-cycles>
    <meta:document-statistic meta:table-count="0" meta:image-count="0" meta:object-count="0" meta:page-count="2" meta:paragraph-count="32" meta:word-count="202" meta:character-count="1315" meta:non-whitespace-character-count="1139"/>
  </office:meta>
</office:document-meta>
</file>